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 Fallback1" svg:font-family="'Droid Sans Fallback'" style:font-family-generic="system" style:font-pitch="variable"/>
  </office:font-face-decls>
  <office:automatic-styles>
    <style:style style:name="Table1" style:family="table">
      <style:table-properties style:width="2.6688in" fo:margin-left="-0.0007in" fo:margin-top="0in" fo:margin-bottom="0in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1.172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3.8993in" fo:margin-left="-0.0007in" fo:margin-top="0in" fo:margin-bottom="0in" table:align="left" style:writing-mode="lr-tb"/>
    </style:style>
    <style:style style:name="Table2.A" style:family="table-column">
      <style:table-column-properties style:column-width="1.7375in"/>
    </style:style>
    <style:style style:name="Table2.B" style:family="table-column">
      <style:table-column-properties style:column-width="2.161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paragraph-rsid="00161ed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333333" style:font-name="Droid Sans Fallback" fo:font-size="13pt" fo:language="es" fo:country="ES" fo:font-weight="bold" style:font-name-asian="Droid Sans Fallback1" style:font-size-asian="13pt" style:font-weight-asian="bold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Droid Sans Fallback" fo:font-size="13pt" fo:language="es" fo:country="ES" fo:font-weight="bold" style:font-name-asian="Droid Sans Fallback1" style:font-size-asian="13pt" style:font-weight-asian="bold"/>
    </style:style>
    <style:style style:name="P5" style:family="paragraph" style:parent-style-name="Table_20_Contents">
      <style:text-properties fo:language="es" fo:country="ES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Standard" style:master-page-name="Standard">
      <style:paragraph-properties style:page-number="auto"/>
      <style:text-properties fo:color="#00000a" style:font-name="Liberation Serif" fo:font-size="16pt" fo:language="es" fo:country="ES" fo:font-weight="bold" style:font-name-asian="Droid Sans Fallback1" style:font-size-asian="16pt" style:language-asian="zh" style:country-asian="CN" style:font-weight-asian="bold" style:font-name-complex="Droid Sans Fallback1" style:font-size-complex="16pt" style:language-complex="hi" style:country-complex="IN" style:font-weight-complex="bold"/>
    </style:style>
    <style:style style:name="P8" style:family="paragraph" style:parent-style-name="Standard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language="es" fo:country="ES" fo:font-weight="bold" officeooo:rsid="0017acb2" officeooo:paragraph-rsid="00189f19" style:font-size-asian="16pt" style:font-weight-asian="bold" style:font-size-complex="16pt" style:font-weight-complex="bold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paragraph-properties fo:text-align="justify" style:justify-single-word="false"/>
      <style:text-properties fo:language="es" fo:country="ES"/>
    </style:style>
    <style:style style:name="P12" style:family="paragraph" style:parent-style-name="Standard">
      <style:paragraph-properties fo:text-align="justify" style:justify-single-word="false"/>
      <style:text-properties fo:language="es" fo:country="ES" officeooo:paragraph-rsid="0017acb2"/>
    </style:style>
    <style:style style:name="P13" style:family="paragraph" style:parent-style-name="Standard">
      <style:paragraph-properties fo:text-align="justify" style:justify-single-word="false"/>
      <style:text-properties fo:language="es" fo:country="ES" officeooo:paragraph-rsid="00189f19"/>
    </style:style>
    <style:style style:name="P14" style:family="paragraph" style:parent-style-name="Standard">
      <style:text-properties fo:language="es" fo:country="ES" officeooo:rsid="0017acb2" officeooo:paragraph-rsid="0017acb2"/>
    </style:style>
    <style:style style:name="P15" style:family="paragraph" style:parent-style-name="Standard">
      <style:text-properties fo:language="es" fo:country="ES" fo:font-weight="bold" officeooo:rsid="0017acb2" officeooo:paragraph-rsid="0017acb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s" fo:country="ES" fo:font-weight="bold" officeooo:rsid="0017acb2" officeooo:paragraph-rsid="00189f19" style:font-weight-asian="bold" style:font-weight-complex="bold"/>
    </style:style>
    <style:style style:name="P17" style:family="paragraph" style:parent-style-name="Standard">
      <style:text-properties fo:language="es" fo:country="ES" officeooo:paragraph-rsid="0017acb2"/>
    </style:style>
    <style:style style:name="P18" style:family="paragraph" style:parent-style-name="Standard">
      <style:text-properties fo:language="es" fo:country="ES" officeooo:paragraph-rsid="00189f19"/>
    </style:style>
    <style:style style:name="P19" style:family="paragraph" style:parent-style-name="Standard">
      <style:text-properties fo:language="es" fo:country="ES" officeooo:rsid="001c7e93" officeooo:paragraph-rsid="001c7e93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1c7e93" officeooo:paragraph-rsid="001c7e93"/>
    </style:style>
    <style:style style:name="P21" style:family="paragraph" style:parent-style-name="Standard">
      <style:paragraph-properties fo:text-align="justify" style:justify-single-word="false"/>
      <style:text-properties officeooo:paragraph-rsid="0017acb2"/>
    </style:style>
    <style:style style:name="P22" style:family="paragraph" style:parent-style-name="Standard">
      <style:paragraph-properties fo:text-align="justify" style:justify-single-word="false"/>
      <style:text-properties officeooo:paragraph-rsid="00189f19"/>
    </style:style>
    <style:style style:name="P23" style:family="paragraph" style:parent-style-name="Standard">
      <style:text-properties fo:color="#00000a" style:font-name="Liberation Serif" fo:font-size="16pt" fo:language="es" fo:country="ES" fo:font-weight="bold" officeooo:paragraph-rsid="0017acb2" style:font-name-asian="Droid Sans Fallback1" style:font-size-asian="16pt" style:language-asian="zh" style:country-asian="CN" style:font-weight-asian="bold" style:font-name-complex="Droid Sans Fallback1" style:font-size-complex="16pt" style:language-complex="hi" style:country-complex="IN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a" style:font-name="Liberation Serif" fo:font-size="16pt" fo:language="es" fo:country="ES" fo:font-weight="bold" officeooo:paragraph-rsid="001c7e93" style:font-name-asian="Droid Sans Fallback1" style:font-size-asian="16pt" style:language-asian="zh" style:country-asian="CN" style:font-weight-asian="bold" style:font-name-complex="Droid Sans Fallback1" style:font-size-complex="16pt" style:language-complex="hi" style:country-complex="IN" style:font-weight-complex="bold"/>
    </style:style>
    <style:style style:name="T1" style:family="text">
      <style:text-properties officeooo:rsid="00161ede"/>
    </style:style>
    <style:style style:name="T2" style:family="text">
      <style:text-properties officeooo:rsid="0017acb2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7acb2"/>
    </style:style>
    <style:style style:name="T5" style:family="text">
      <style:text-properties fo:color="#00000a" style:font-name="Liberation Serif" fo:font-size="12pt" fo:language="en" fo:country="US" officeooo:rsid="0017acb2" fo:background-color="transparent" loext:char-shading-value="0" style:font-name-asian="Droid Sans Fallback1" style:font-size-asian="12pt" style:language-asian="zh" style:country-asian="CN" style:font-name-complex="Droid Sans Fallback1" style:font-size-complex="12pt" style:language-complex="hi" style:country-complex="IN"/>
    </style:style>
    <style:style style:name="T6" style:family="text">
      <style:text-properties fo:color="#00000a" style:font-name="Liberation Serif" fo:font-size="16pt" fo:font-weight="bold" style:font-name-asian="Droid Sans Fallback1" style:font-size-asian="16pt" style:language-asian="zh" style:country-asian="CN" style:font-weight-asian="bold" style:font-name-complex="Droid Sans Fallback1" style:font-size-complex="16pt" style:language-complex="hi" style:country-complex="IN" style:font-weight-complex="bold"/>
    </style:style>
    <style:style style:name="T7" style:family="text">
      <style:text-properties officeooo:rsid="00189f19"/>
    </style:style>
    <style:style style:name="T8" style:family="text">
      <style:text-properties officeooo:rsid="001a82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os clínicos<text:bookmark text:name="_GoBack"/></text:p>
      <text:p text:style-name="P8">///////////////////////////////</text:p>
      <text:p text:style-name="P1"/>
      <text:p text:style-name="P1">Pacientes: 41</text:p>
      <text:p text:style-name="P1">Atributos descriptores: 45</text:p>
      <text:p text:style-name="P1">Clases: N,I,II,III</text:p>
      <text:p text:style-name="P1"/>
      <text:p text:style-name="P1">Valores perdi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>Missing(%)</text:p>
          </table:table-cell>
        </table:table-row>
        <table:table-row table:style-name="Table1.1">
          <table:table-cell table:style-name="Table1.A1" office:value-type="string">
            <text:p text:style-name="P6">Diabetes</text:p>
          </table:table-cell>
          <table:table-cell table:style-name="Table1.B1" office:value-type="string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6">Hb-Al</text:p>
          </table:table-cell>
          <table:table-cell table:style-name="Table1.B1" office:value-type="string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6">HOMA-IR</text:p>
          </table:table-cell>
          <table:table-cell table:style-name="Table1.B1" office:value-type="string">
            <text:p text:style-name="P6">34</text:p>
          </table:table-cell>
        </table:table-row>
        <table:table-row table:style-name="Table1.1">
          <table:table-cell table:style-name="Table1.A1" office:value-type="string">
            <text:p text:style-name="P6">Urea</text:p>
          </table:table-cell>
          <table:table-cell table:style-name="Table1.B1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P6">Creatininio</text:p>
          </table:table-cell>
          <table:table-cell table:style-name="Table1.B1" office:value-type="string">
            <text:p text:style-name="P6">12</text:p>
          </table:table-cell>
        </table:table-row>
        <table:table-row table:style-name="Table1.1">
          <table:table-cell table:style-name="Table1.A1" office:value-type="string">
            <text:p text:style-name="P6">Bilirrubina</text:p>
          </table:table-cell>
          <table:table-cell table:style-name="Table1.B1" office:value-type="string">
            <text:p text:style-name="P6">15</text:p>
          </table:table-cell>
        </table:table-row>
        <table:table-row table:style-name="Table1.1">
          <table:table-cell table:style-name="Table1.A1" office:value-type="string">
            <text:p text:style-name="P6">BD</text:p>
          </table:table-cell>
          <table:table-cell table:style-name="Table1.B1" office:value-type="string">
            <text:p text:style-name="P6">17</text:p>
          </table:table-cell>
        </table:table-row>
        <table:table-row table:style-name="Table1.1">
          <table:table-cell table:style-name="Table1.A1" office:value-type="string">
            <text:p text:style-name="P6">BI</text:p>
          </table:table-cell>
          <table:table-cell table:style-name="Table1.B1" office:value-type="string">
            <text:p text:style-name="P6">17</text:p>
          </table:table-cell>
        </table:table-row>
        <table:table-row table:style-name="Table1.1">
          <table:table-cell table:style-name="Table1.A1" office:value-type="string">
            <text:p text:style-name="P6">Filtracion-glomerular</text:p>
          </table:table-cell>
          <table:table-cell table:style-name="Table1.B1" office:value-type="string">
            <text:p text:style-name="P6">12</text:p>
          </table:table-cell>
        </table:table-row>
        <table:table-row table:style-name="Table1.1">
          <table:table-cell table:style-name="Table1.A1" office:value-type="string">
            <text:p text:style-name="P6">LDL</text:p>
          </table:table-cell>
          <table:table-cell table:style-name="Table1.B1" office:value-type="string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6">Haptoglobina</text:p>
          </table:table-cell>
          <table:table-cell table:style-name="Table1.B1" office:value-type="string">
            <text:p text:style-name="P6">5</text:p>
          </table:table-cell>
        </table:table-row>
        <table:table-row table:style-name="Table1.1">
          <table:table-cell table:style-name="Table1.A1" office:value-type="string">
            <text:p text:style-name="P6">Proteina-C-Reactiva</text:p>
          </table:table-cell>
          <table:table-cell table:style-name="Table1.B1" office:value-type="string">
            <text:p text:style-name="P6">12</text:p>
          </table:table-cell>
        </table:table-row>
        <table:table-row table:style-name="Table1.1">
          <table:table-cell table:style-name="Table1.A1" office:value-type="string">
            <text:p text:style-name="P6">Ceruloplasmina</text:p>
          </table:table-cell>
          <table:table-cell table:style-name="Table1.B1" office:value-type="string">
            <text:p text:style-name="P6">5</text:p>
          </table:table-cell>
        </table:table-row>
        <table:table-row table:style-name="Table1.1">
          <table:table-cell table:style-name="Table1.A1" office:value-type="string">
            <text:p text:style-name="P6">Insulina-Basal</text:p>
          </table:table-cell>
          <table:table-cell table:style-name="Table1.B1" office:value-type="string">
            <text:p text:style-name="P6">34</text:p>
          </table:table-cell>
        </table:table-row>
        <table:table-row table:style-name="Table1.1">
          <table:table-cell table:style-name="Table1.A1" office:value-type="string">
            <text:p text:style-name="P6">Tiroxina</text:p>
          </table:table-cell>
          <table:table-cell table:style-name="Table1.B1" office:value-type="string">
            <text:p text:style-name="P6">7</text:p>
          </table:table-cell>
        </table:table-row>
        <table:table-row table:style-name="Table1.1">
          <table:table-cell table:style-name="Table1.A1" office:value-type="string">
            <text:p text:style-name="P6">Ferritina</text:p>
          </table:table-cell>
          <table:table-cell table:style-name="Table1.B1" office:value-type="string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6">IST</text:p>
          </table:table-cell>
          <table:table-cell table:style-name="Table1.B1" office:value-type="string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6">Cobre</text:p>
          </table:table-cell>
          <table:table-cell table:style-name="Table1.B1" office:value-type="string">
            <text:p text:style-name="P6">5</text:p>
          </table:table-cell>
        </table:table-row>
        <table:table-row table:style-name="Table1.1">
          <table:table-cell table:style-name="Table1.A1" office:value-type="string">
            <text:p text:style-name="P6">Protombina</text:p>
          </table:table-cell>
          <table:table-cell table:style-name="Table1.B1" office:value-type="string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6">Transferrina</text:p>
          </table:table-cell>
          <table:table-cell table:style-name="Table1.B1" office:value-type="string">
            <text:p text:style-name="P6">2</text:p>
          </table:table-cell>
        </table:table-row>
      </table:table>
      <text:p text:style-name="P1"/>
      <text:p text:style-name="P15">Preprocesado de datos</text:p>
      <text:p text:style-name="P14"/>
      <text:p text:style-name="P2">- El atributo sexo no se tiene en cuenta, todos los pacientes son mujeres.</text:p>
      <text:p text:style-name="P2"/>
      <text:p text:style-name="P2">- Se incluye el atributo categórico Diabetes con dominio {No, Si-DM-2, Si-G, GBA}</text:p>
      <text:p text:style-name="P2"/>
      <text:p text:style-name="P2">- El atributo suero/plasma se elimina por tener un único valor en su dominio</text:p>
      <text:p text:style-name="P2"/>
      <text:p text:style-name="P2">- El atributo Síndrome metabólico se eliminó por tener <text:span text:style-name="T1">demasiados</text:span> valores perdidos.</text:p>
      <text:p text:style-name="P2"/>
      <text:p text:style-name="P2">- Se eliminó el atributo “Triiodotironina (no unida a proteina)” por tener solo dos valores de 41.</text:p>
      <text:p text:style-name="P2"/>
      <text:p text:style-name="P2"><text:soft-page-break/>- Se eliminó el atributo “Triodotironina (80-200) ng/dl” <text:s/>por tener solo seis valores de 41.</text:p>
      <text:p text:style-name="P2"/>
      <text:p text:style-name="P2">- Se eliminó el atributo Autoanticuerpos por tener un único valor en su dominio</text:p>
      <text:p text:style-name="P2"/>
      <text:p text:style-name="P2">- El atributo IMC se calcula a partir de los atributos talla y peso.</text:p>
      <text:p text:style-name="P2"/>
      <text:p text:style-name="P2">- El atributo ICC se calcula a partir de los atributos cintura y cadera.</text:p>
      <text:p text:style-name="P2"/>
      <text:p text:style-name="P2">- HOMA-IR se calcula a partir de glucosa e insulina, la glucosa está completa pero la insulina tiene valores perdidos.</text:p>
      <text:p text:style-name="P1"/>
      <text:p text:style-name="P1">- Fueron detectados algunos outliers en atributos como Trigliceridos, Creatininio y Protombina. Los outliers se borraron y se estimaron como si fueran valores perdidos.</text:p>
      <text:p text:style-name="P1"/>
      <text:p text:style-name="P11">- Los atributos con valores perdidos fueron remplazados por la moda (atributos discretos) o la mediana (atributos numéricos). <text:span text:style-name="T2">La estimación de los</text:span> datos se realizó teniendo en cuenta solamente a los pacientes que pertencen a la misma clase donde se encuentra el valor perdido.</text:p>
      <text:p text:style-name="P11"/>
      <text:p text:style-name="P12">- Se normalizaron todos los atributos, para que todos estuvieran en la misma escala. <text:span text:style-name="T2">D</text:span>e esta manera los algoritmos que utilizan funciones de distancia no se ven influenciados por atributos <text:span text:style-name="T2">que tienen escalas muy grandes o muy pequeñas</text:span>.</text:p>
      <text:p text:style-name="P1"/>
      <text:p text:style-name="P15">Estimación de atributos</text:p>
      <text:p text:style-name="P1"/>
      <text:p text:style-name="P21"><text:span text:style-name="T3">- Se ejecutaron </text:span><text:span text:style-name="T4">siete</text:span><text:span text:style-name="T3"> modelos de selección de atributos: </text:span><text:span text:style-name="T4">CfsSubet, </text:span>CorrelationAttribute, GainRatio, InfoGain <text:span text:style-name="T2">y el algoritmo </text:span>ReliefF <text:span text:style-name="T2">con número de vecinos más cercanos de 5, 10 y 15. Todos los modelos son supervisados, de esta manera se tiene en cuenta la relación atributo descriptor-clase.</text:span></text:p>
      <text:p text:style-name="P21"/>
      <text:p text:style-name="P21">- <text:span text:style-name="T2">Se empleó el método de validación 10-Fold Cross Validation con semilla </text:span><text:span text:style-name="T5">987328938.</text:span></text:p>
      <text:p text:style-name="P21"/>
      <text:p text:style-name="P21">- <text:span text:style-name="T2">A partir de cada modelo se calcula un ranking de atributos, representando la importancia de menor a mayor de los atributos.</text:span></text:p>
      <text:p text:style-name="P21"/>
      <text:p text:style-name="P21">- <text:span text:style-name="T2">Se calcula un ranking final mediante el promedio de los ranking originales.</text:span></text:p>
      <text:p text:style-name="P12"/>
      <text:p text:style-name="P1"/>
      <text:p text:style-name="P1"><text:span text:style-name="T6">Genes</text:span></text:p>
      <text:p text:style-name="P23">///////////////////////</text:p>
      <text:p text:style-name="P17"/>
      <text:p text:style-name="P1">Pacientes: 41</text:p>
      <text:p text:style-name="P1">Atributos descriptores: 65</text:p>
      <text:p text:style-name="P1">Clases: N,I,II,III</text:p>
      <text:p text:style-name="P1"/>
      <text:p text:style-name="P1">Valores perdido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5">Missing(%)</text:p>
          </table:table-cell>
        </table:table-row>
        <table:table-row table:style-name="Table2.1">
          <table:table-cell table:style-name="Table2.A1" office:value-type="string">
            <text:p text:style-name="P5">Mogat 1</text:p>
          </table:table-cell>
          <table:table-cell table:style-name="Table2.B1" office:value-type="string">
            <text:p text:style-name="P5">29.3</text:p>
          </table:table-cell>
        </table:table-row>
        <table:table-row table:style-name="Table2.1">
          <table:table-cell table:style-name="Table2.A1" office:value-type="string">
            <text:p text:style-name="P5">Mogat 2</text:p>
          </table:table-cell>
          <table:table-cell table:style-name="Table2.B1" office:value-type="string">
            <text:p text:style-name="P5">31.7</text:p>
          </table:table-cell>
        </table:table-row>
      </table:table>
      <text:p text:style-name="P1"/>
      <text:p text:style-name="P1"/>
      <text:p text:style-name="P11"/>
      <text:p text:style-name="P16"><text:soft-page-break/>Preprocesado de datos</text:p>
      <text:p text:style-name="P16"/>
      <text:p text:style-name="P11">- <text:span text:style-name="T7">Los siguientes a</text:span>tributos con<text:span text:style-name="T7">tenían</text:span> outliers: IGFBP3, SOCS2, Akt1,CA150, CELF4, ESRP1, FB11, MAGOH, NOVA1, nSR100, PSF, RBM22, RBM45, SF3B TV1, SF3B TV2, SKIP, SND1, SRSF1, SRSF4, SRSF5, SRSF6, TIA1, U1, U11, U12, U2, U4, U4ATAC, U5, U6, Ghelin, sst5md4...</text:p>
      <text:p text:style-name="P11"/>
      <text:p text:style-name="P13">- Los outliers se borraron y se estimaron como si fueran valores perdidos.</text:p>
      <text:p text:style-name="P1"/>
      <text:p text:style-name="P1">- <text:span text:style-name="T7">Se elimió e</text:span>l atributo nsr100 pues tenía valores <text:span text:style-name="T7">con </text:span>muchos valores que estaban en la escala E-290 y muchos otros en escala de los millares, <text:span text:style-name="T7">además</text:span> tenía valores perdidos.</text:p>
      <text:p text:style-name="P1"/>
      <text:p text:style-name="P13">- Los atributos con valores perdidos fueron remplazados por la moda (atributos discretos) o la mediana (atributos numéricos). <text:span text:style-name="T2">La estimación de los</text:span> datos se realizó teniendo en cuenta solamente a los pacientes que pertencen a la misma clase donde se encuentra el valor perdido.</text:p>
      <text:p text:style-name="P13"/>
      <text:p text:style-name="P13">- Se normalizaron todos los atributos, para que todos estuvieran en la misma escala. <text:span text:style-name="T2">D</text:span>e esta manera los algoritmos que utilizan funciones de distancia no se ven influenciados por atributos <text:span text:style-name="T2">que tienen escalas muy grandes o muy pequeñas</text:span>.</text:p>
      <text:p text:style-name="P13"/>
      <text:p text:style-name="P19"><text:span text:style-name="T6">All-in-one</text:span></text:p>
      <text:p text:style-name="P24">///////////////////////</text:p>
      <text:p text:style-name="P13"/>
      <text:p text:style-name="P20">Se creó un dataset que contiene la combinación de los dos datasets anteriores.</text:p>
      <text:p text:style-name="P20"/>
      <text:p text:style-name="P13"/>
      <text:p text:style-name="P9">Estimación de atributos <text:span text:style-name="T8">(común para todos los casos)</text:span></text:p>
      <text:p text:style-name="P18"/>
      <text:p text:style-name="P22"><text:span text:style-name="T3">- Se ejecutaron </text:span><text:span text:style-name="T4">siete</text:span><text:span text:style-name="T3"> modelos de selección de atributos: </text:span><text:span text:style-name="T4">CfsSubet, </text:span>CorrelationAttribute, GainRatio, InfoGain <text:span text:style-name="T2">y el algoritmo </text:span>ReliefF <text:span text:style-name="T2">con número de vecinos más cercanos de 5, 10 y 15. Todos los modelos son supervisados, de esta manera se tiene en cuenta la relación atributo descriptor-clase.</text:span></text:p>
      <text:p text:style-name="P22"/>
      <text:p text:style-name="P22">- <text:span text:style-name="T2">Se empleó el método de validación 10-Fold Cross Validation con semilla </text:span><text:span text:style-name="T5">987328938.</text:span></text:p>
      <text:p text:style-name="P22"/>
      <text:p text:style-name="P22">- <text:span text:style-name="T2">A partir de cada modelo se calcula un ranking de atributos, representando la importancia de menor a mayor de los atributos.</text:span></text:p>
      <text:p text:style-name="P22"/>
      <text:p text:style-name="P13">- <text:span text:style-name="T2">Se calcula un ranking final mediante el promedio de los ranking originales.</text:span></text:p>
      <text:p text:style-name="P3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pt" style:language-asian="zh" style:country-asian="CN" style:font-name-complex="Droid Sans Fallback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pt" style:language-asian="zh" style:country-asian="CN" style:font-name-complex="Droid Sans Fallback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1" style:font-family-asian="'Droid Sans Fallback'" style:font-family-generic-asian="system" style:font-pitch-asian="variable" style:font-size-asian="12pt" style:language-asian="zh" style:country-asian="CN" style:font-name-complex="Droid Sans Fallback1" style:font-family-complex="'Droid Sans Fallback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Fallback1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0:21:00</meta:creation-date>
    <meta:initial-creator>oscar</meta:initial-creator>
    <dc:date>2017-01-27T10:20:16.109182977</dc:date>
    <meta:editing-cycles>23</meta:editing-cycles>
    <meta:editing-duration>PT22M49S</meta:editing-duration>
    <meta:generator>LibreOffice/5.1.5.2$Linux_X86_64 LibreOffice_project/10m0$Build-2</meta:generator>
    <meta:document-statistic meta:table-count="2" meta:image-count="0" meta:object-count="0" meta:page-count="3" meta:paragraph-count="91" meta:word-count="704" meta:character-count="4381" meta:non-whitespace-character-count="3767"/>
    <meta:user-defined meta:name="DocSecurity" meta:value-type="float">0</meta:user-defined>
    <meta:user-defined meta:name="KSOProductBuildVer">1033-10.1.0.5672</meta:user-defined>
    <meta:user-defined meta:name="LinksUpToDate" meta:value-type="boolean">false</meta:user-defined>
    <meta:user-defined meta:name="ScaleCrop" meta:value-type="boolean">false</meta:user-defined>
  </office:meta>
</office:document-meta>
</file>